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12.29mm"/>
    </style:style>
    <style:style style:name="co3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 fo:border="0.74pt solid #000000"/>
    </style:style>
    <style:style style:name="ce3" style:family="table-cell" style:parent-style-name="Default" style:data-style-name="N1">
      <style:table-cell-properties fo:background-color="#99fff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2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3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4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5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6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7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8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6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fe7f5" fo:border="0.74pt solid #000000"/>
    </style:style>
    <style:style style:name="ce122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99ffff" fo:border="0.74pt solid #000000" style:vertical-align="top"/>
    </style:style>
    <style:style style:name="ce125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26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27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28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29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0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1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2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3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4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5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6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7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8" style:family="table-cell" style:parent-style-name="Default" style:data-style-name="N1">
      <style:table-cell-properties fo:background-color="#d5ffea" style:text-align-source="fix" style:repeat-content="false" fo:border="0.74pt solid #000000"/>
      <style:paragraph-properties fo:text-align="center" fo:margin-left="0mm"/>
    </style:style>
    <style:style style:name="ce139" style:family="table-cell" style:parent-style-name="Default">
      <style:table-cell-properties style:vertical-align="top"/>
    </style:style>
    <style:style style:name="ce14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7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2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5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0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1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1" table:number-columns-repeated="3" table:default-cell-style-name="ce6"/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61"/>
        <table:table-column table:style-name="co1" table:default-cell-style-name="ce67"/>
        <table:table-column table:style-name="co1" table:default-cell-style-name="ce68"/>
        <table:table-column table:style-name="co1" table:default-cell-style-name="Default"/>
        <table:table-column table:style-name="co2" table:default-cell-style-name="ce121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122"/>
        <table:table-column table:style-name="co1" table:default-cell-style-name="ce132"/>
        <table:table-column table:style-name="co1" table:default-cell-style-name="ce138"/>
        <table:table-column table:style-name="co1" table:default-cell-style-name="ce139"/>
        <table:table-column table:style-name="co3" table:default-cell-style-name="ce121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cs</text:p>
          </table:table-cell>
          <table:table-cell table:style-name="ce4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2"/>
          <table:covered-table-cell/>
          <table:table-cell table:number-columns-repeated="3"/>
          <table:table-cell table:style-name="ce1" office:value-type="string" calcext:value-type="string" table:number-columns-spanned="1" table:number-rows-spanned="2">
            <text:p>pcs</text:p>
          </table:table-cell>
          <table:table-cell table:style-name="ce4" office:value-type="float" office:value="15923" calcext:value-type="float" table:number-columns-spanned="5" table:number-rows-spanned="1">
            <text:p>15923</text:p>
          </table:table-cell>
          <table:covered-table-cell table:number-columns-repeated="2" table:style-name="ce2"/>
          <table:covered-table-cell/>
          <table:covered-table-cell table:style-name="Default"/>
          <table:table-cell table:number-columns-repeated="2"/>
          <table:table-cell table:style-name="ce1" office:value-type="string" calcext:value-type="string" table:number-columns-spanned="1" table:number-rows-spanned="2">
            <text:p>pcs</text:p>
          </table:table-cell>
          <table:table-cell table:style-name="ce4" office:value-type="float" office:value="31846" calcext:value-type="float" table:number-columns-spanned="5" table:number-rows-spanned="1">
            <text:p>31846</text:p>
          </table:table-cell>
          <table:covered-table-cell table:number-columns-repeated="2" table:style-name="ce124"/>
          <table:covered-table-cell/>
          <table:covered-table-cell table:style-name="Default"/>
          <table:table-cell table:number-columns-repeated="19"/>
        </table:table-row>
        <table:table-row table:style-name="ro1">
          <table:covered-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ed</text:p>
          </table:table-cell>
          <table:table-cell table:number-columns-repeated="3"/>
          <table:covered-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ed</text:p>
          </table:table-cell>
          <table:table-cell table:style-name="ce7" office:value-type="string" calcext:value-type="string">
            <text:p>P</text:p>
          </table:table-cell>
          <table:table-cell table:number-columns-repeated="2"/>
          <table:covered-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med</text:p>
          </table:table-cell>
          <table:table-cell table:style-name="ce7" office:value-type="string" calcext:value-type="string">
            <text:p>P</text:p>
          </table:table-cell>
          <table:table-cell table:number-columns-repeated="19"/>
        </table:table-row>
        <table:table-row table:style-name="ro2">
          <table:table-cell table:formula="of:=ROW([.A3])-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table:formula="of:=([.B3]+[.C3]+[.D3])/3" office:value-type="float" office:value="0" calcext:value-type="float">
            <text:p>0</text:p>
          </table:table-cell>
          <table:table-cell table:number-columns-repeated="3"/>
          <table:table-cell table:formula="of:=ROW([.I3]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9" table:formula="of:=([.J3]+[.K3]+[.L3])/3" office:value-type="float" office:value="1" calcext:value-type="float">
            <text:p>1</text:p>
          </table:table-cell>
          <table:table-cell table:formula="of:=[.M3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3]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style-name="ce140" table:formula="of:=([.R3]+[.S3]+[.T3])/3" office:value-type="float" office:value="1" calcext:value-type="float">
            <text:p>1</text:p>
          </table:table-cell>
          <table:table-cell table:formula="of:=[.U3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4])-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([.B4]+[.C4]+[.D4])/3" office:value-type="float" office:value="0" calcext:value-type="float">
            <text:p>0</text:p>
          </table:table-cell>
          <table:table-cell table:number-columns-repeated="3"/>
          <table:table-cell table:formula="of:=ROW([.I4])-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0" table:formula="of:=([.J4]+[.K4]+[.L4])/3" office:value-type="float" office:value="1" calcext:value-type="float">
            <text:p>1</text:p>
          </table:table-cell>
          <table:table-cell table:formula="of:=[.M4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4])-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34" office:value-type="float" office:value="1" calcext:value-type="float">
            <text:p>1</text:p>
          </table:table-cell>
          <table:table-cell table:style-name="ce141" table:formula="of:=([.R4]+[.S4]+[.T4])/3" office:value-type="float" office:value="1" calcext:value-type="float">
            <text:p>1</text:p>
          </table:table-cell>
          <table:table-cell table:formula="of:=[.U4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5])-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table:formula="of:=([.B5]+[.C5]+[.D5])/3" office:value-type="float" office:value="0" calcext:value-type="float">
            <text:p>0</text:p>
          </table:table-cell>
          <table:table-cell table:number-columns-repeated="3"/>
          <table:table-cell table:formula="of:=ROW([.I5]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1" table:formula="of:=([.J5]+[.K5]+[.L5])/3" office:value-type="float" office:value="1" calcext:value-type="float">
            <text:p>1</text:p>
          </table:table-cell>
          <table:table-cell table:formula="of:=[.M5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5]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2" table:formula="of:=([.R5]+[.S5]+[.T5])/3" office:value-type="float" office:value="1" calcext:value-type="float">
            <text:p>1</text:p>
          </table:table-cell>
          <table:table-cell table:formula="of:=[.U5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6])-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table:formula="of:=([.B6]+[.C6]+[.D6])/3" office:value-type="float" office:value="0" calcext:value-type="float">
            <text:p>0</text:p>
          </table:table-cell>
          <table:table-cell table:number-columns-repeated="3"/>
          <table:table-cell table:formula="of:=ROW([.I6])-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2" table:formula="of:=([.J6]+[.K6]+[.L6])/3" office:value-type="float" office:value="1" calcext:value-type="float">
            <text:p>1</text:p>
          </table:table-cell>
          <table:table-cell table:formula="of:=[.M6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6])-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43" table:formula="of:=([.R6]+[.S6]+[.T6])/3" office:value-type="float" office:value="1" calcext:value-type="float">
            <text:p>1</text:p>
          </table:table-cell>
          <table:table-cell table:formula="of:=[.U6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7])-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table:formula="of:=([.B7]+[.C7]+[.D7])/3" office:value-type="float" office:value="0" calcext:value-type="float">
            <text:p>0</text:p>
          </table:table-cell>
          <table:table-cell table:number-columns-repeated="3"/>
          <table:table-cell table:formula="of:=ROW([.I7]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3" table:formula="of:=([.J7]+[.K7]+[.L7])/3" office:value-type="float" office:value="1" calcext:value-type="float">
            <text:p>1</text:p>
          </table:table-cell>
          <table:table-cell table:formula="of:=[.M7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7]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 table:style-name="ce144" table:formula="of:=([.R7]+[.S7]+[.T7])/3" office:value-type="float" office:value="1" calcext:value-type="float">
            <text:p>1</text:p>
          </table:table-cell>
          <table:table-cell table:formula="of:=[.U7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8])-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3" table:formula="of:=([.B8]+[.C8]+[.D8])/3" office:value-type="float" office:value="0" calcext:value-type="float">
            <text:p>0</text:p>
          </table:table-cell>
          <table:table-cell table:number-columns-repeated="3"/>
          <table:table-cell table:formula="of:=ROW([.I8])-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table:formula="of:=([.J8]+[.K8]+[.L8])/3" office:value-type="float" office:value="1.33333333333333" calcext:value-type="float">
            <text:p>1</text:p>
          </table:table-cell>
          <table:table-cell table:formula="of:=[.M8]/[.$M$55]" office:value-type="float" office:value="0.00144875045273452" calcext:value-type="float">
            <text:p>0.001448750452735</text:p>
          </table:table-cell>
          <table:table-cell table:number-columns-repeated="2"/>
          <table:table-cell table:formula="of:=ROW([.Q8])-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5" table:formula="of:=([.R8]+[.S8]+[.T8])/3" office:value-type="float" office:value="1.33333333333333" calcext:value-type="float">
            <text:p>1</text:p>
          </table:table-cell>
          <table:table-cell table:formula="of:=[.U8]/[.$U$55]" office:value-type="float" office:value="0.000707213578500707" calcext:value-type="float">
            <text:p>0.000707213578501</text:p>
          </table:table-cell>
          <table:table-cell table:number-columns-repeated="19"/>
        </table:table-row>
        <table:table-row table:style-name="ro2">
          <table:table-cell table:formula="of:=ROW([.A9])-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table:formula="of:=([.B9]+[.C9]+[.D9])/3" office:value-type="float" office:value="0.333333333333333" calcext:value-type="float">
            <text:p>0</text:p>
          </table:table-cell>
          <table:table-cell table:number-columns-repeated="3"/>
          <table:table-cell table:formula="of:=ROW([.I9])-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5" table:formula="of:=([.J9]+[.K9]+[.L9])/3" office:value-type="float" office:value="1.66666666666667" calcext:value-type="float">
            <text:p>2</text:p>
          </table:table-cell>
          <table:table-cell table:formula="of:=[.M9]/[.$M$55]" office:value-type="float" office:value="0.00181093806591815" calcext:value-type="float">
            <text:p>0.001810938065918</text:p>
          </table:table-cell>
          <table:table-cell table:number-columns-repeated="2"/>
          <table:table-cell table:formula="of:=ROW([.Q9])-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6" table:formula="of:=([.R9]+[.S9]+[.T9])/3" office:value-type="float" office:value="1.66666666666667" calcext:value-type="float">
            <text:p>2</text:p>
          </table:table-cell>
          <table:table-cell table:formula="of:=[.U9]/[.$U$55]" office:value-type="float" office:value="0.000884016973125884" calcext:value-type="float">
            <text:p>0.000884016973126</text:p>
          </table:table-cell>
          <table:table-cell table:number-columns-repeated="19"/>
        </table:table-row>
        <table:table-row table:style-name="ro2">
          <table:table-cell table:formula="of:=ROW([.A10])-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([.B10]+[.C10]+[.D10])/3" office:value-type="float" office:value="0" calcext:value-type="float">
            <text:p>0</text:p>
          </table:table-cell>
          <table:table-cell table:number-columns-repeated="3"/>
          <table:table-cell table:formula="of:=ROW([.I10])-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6" table:formula="of:=([.J10]+[.K10]+[.L10])/3" office:value-type="float" office:value="2.33333333333333" calcext:value-type="float">
            <text:p>2</text:p>
          </table:table-cell>
          <table:table-cell table:formula="of:=[.M10]/[.$M$55]" office:value-type="float" office:value="0.0025353132922854" calcext:value-type="float">
            <text:p>0.002535313292285</text:p>
          </table:table-cell>
          <table:table-cell table:number-columns-repeated="2"/>
          <table:table-cell table:formula="of:=ROW([.Q10])-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7" table:formula="of:=([.R10]+[.S10]+[.T10])/3" office:value-type="float" office:value="4.33333333333333" calcext:value-type="float">
            <text:p>4</text:p>
          </table:table-cell>
          <table:table-cell table:formula="of:=[.U10]/[.$U$55]" office:value-type="float" office:value="0.0022984441301273" calcext:value-type="float">
            <text:p>0.002298444130127</text:p>
          </table:table-cell>
          <table:table-cell table:number-columns-repeated="19"/>
        </table:table-row>
        <table:table-row table:style-name="ro2">
          <table:table-cell table:formula="of:=ROW([.A11])-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([.B11]+[.C11]+[.D11])/3" office:value-type="float" office:value="0" calcext:value-type="float">
            <text:p>0</text:p>
          </table:table-cell>
          <table:table-cell table:number-columns-repeated="3"/>
          <table:table-cell table:formula="of:=ROW([.I11])-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7" table:formula="of:=([.J11]+[.K11]+[.L11])/3" office:value-type="float" office:value="2.66666666666667" calcext:value-type="float">
            <text:p>3</text:p>
          </table:table-cell>
          <table:table-cell table:formula="of:=[.M11]/[.$M$55]" office:value-type="float" office:value="0.00289750090546903" calcext:value-type="float">
            <text:p>0.002897500905469</text:p>
          </table:table-cell>
          <table:table-cell table:number-columns-repeated="2"/>
          <table:table-cell table:formula="of:=ROW([.Q11])-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48" table:formula="of:=([.R11]+[.S11]+[.T11])/3" office:value-type="float" office:value="6" calcext:value-type="float">
            <text:p>6</text:p>
          </table:table-cell>
          <table:table-cell table:formula="of:=[.U11]/[.$U$55]" office:value-type="float" office:value="0.00318246110325318" calcext:value-type="float">
            <text:p>0.003182461103253</text:p>
          </table:table-cell>
          <table:table-cell table:number-columns-repeated="19"/>
        </table:table-row>
        <table:table-row table:style-name="ro2">
          <table:table-cell table:formula="of:=ROW([.A12])-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table:formula="of:=([.B12]+[.C12]+[.D12])/3" office:value-type="float" office:value="0" calcext:value-type="float">
            <text:p>0</text:p>
          </table:table-cell>
          <table:table-cell table:number-columns-repeated="3"/>
          <table:table-cell table:formula="of:=ROW([.I12])-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8" table:formula="of:=([.J12]+[.K12]+[.L12])/3" office:value-type="float" office:value="3.33333333333333" calcext:value-type="float">
            <text:p>3</text:p>
          </table:table-cell>
          <table:table-cell table:formula="of:=[.M12]/[.$M$55]" office:value-type="float" office:value="0.00362187613183629" calcext:value-type="float">
            <text:p>0.003621876131836</text:p>
          </table:table-cell>
          <table:table-cell table:number-columns-repeated="2"/>
          <table:table-cell table:formula="of:=ROW([.Q12])-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49" table:formula="of:=([.R12]+[.S12]+[.T12])/3" office:value-type="float" office:value="8.33333333333333" calcext:value-type="float">
            <text:p>8</text:p>
          </table:table-cell>
          <table:table-cell table:formula="of:=[.U12]/[.$U$55]" office:value-type="float" office:value="0.00442008486562942" calcext:value-type="float">
            <text:p>0.004420084865629</text:p>
          </table:table-cell>
          <table:table-cell table:number-columns-repeated="19"/>
        </table:table-row>
        <table:table-row table:style-name="ro2">
          <table:table-cell table:formula="of:=ROW([.A13])-2"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table:formula="of:=([.B13]+[.C13]+[.D13])/3" office:value-type="float" office:value="0" calcext:value-type="float">
            <text:p>0</text:p>
          </table:table-cell>
          <table:table-cell table:number-columns-repeated="3"/>
          <table:table-cell table:formula="of:=ROW([.I13])-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9" table:formula="of:=([.J13]+[.K13]+[.L13])/3" office:value-type="float" office:value="5" calcext:value-type="float">
            <text:p>5</text:p>
          </table:table-cell>
          <table:table-cell table:formula="of:=[.M13]/[.$M$55]" office:value-type="float" office:value="0.00543281419775444" calcext:value-type="float">
            <text:p>0.005432814197754</text:p>
          </table:table-cell>
          <table:table-cell table:number-columns-repeated="2"/>
          <table:table-cell table:formula="of:=ROW([.Q13])-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50" table:formula="of:=([.R13]+[.S13]+[.T13])/3" office:value-type="float" office:value="11" calcext:value-type="float">
            <text:p>11</text:p>
          </table:table-cell>
          <table:table-cell table:formula="of:=[.U13]/[.$U$55]" office:value-type="float" office:value="0.00583451202263083" calcext:value-type="float">
            <text:p>0.005834512022631</text:p>
          </table:table-cell>
          <table:table-cell table:number-columns-repeated="19"/>
        </table:table-row>
        <table:table-row table:style-name="ro2">
          <table:table-cell table:formula="of:=ROW([.A14])-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([.B14]+[.C14]+[.D14])/3" office:value-type="float" office:value="0.333333333333333" calcext:value-type="float">
            <text:p>0</text:p>
          </table:table-cell>
          <table:table-cell table:number-columns-repeated="3"/>
          <table:table-cell table:formula="of:=ROW([.I14])-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0" table:formula="of:=([.J14]+[.K14]+[.L14])/3" office:value-type="float" office:value="6.33333333333333" calcext:value-type="float">
            <text:p>6</text:p>
          </table:table-cell>
          <table:table-cell table:formula="of:=[.M14]/[.$M$55]" office:value-type="float" office:value="0.00688156465048895" calcext:value-type="float">
            <text:p>0.006881564650489</text:p>
          </table:table-cell>
          <table:table-cell table:number-columns-repeated="2"/>
          <table:table-cell table:formula="of:=ROW([.Q14])-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51" table:formula="of:=([.R14]+[.S14]+[.T14])/3" office:value-type="float" office:value="14.3333333333333" calcext:value-type="float">
            <text:p>14</text:p>
          </table:table-cell>
          <table:table-cell table:formula="of:=[.U14]/[.$U$55]" office:value-type="float" office:value="0.0076025459688826" calcext:value-type="float">
            <text:p>0.007602545968883</text:p>
          </table:table-cell>
          <table:table-cell table:number-columns-repeated="19"/>
        </table:table-row>
        <table:table-row table:style-name="ro2">
          <table:table-cell table:formula="of:=ROW([.A15]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formula="of:=([.B15]+[.C15]+[.D15])/3" office:value-type="float" office:value="0.333333333333333" calcext:value-type="float">
            <text:p>0</text:p>
          </table:table-cell>
          <table:table-cell table:number-columns-repeated="3"/>
          <table:table-cell table:formula="of:=ROW([.I15])-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1" table:formula="of:=([.J15]+[.K15]+[.L15])/3" office:value-type="float" office:value="10.6666666666667" calcext:value-type="float">
            <text:p>11</text:p>
          </table:table-cell>
          <table:table-cell table:formula="of:=[.M15]/[.$M$55]" office:value-type="float" office:value="0.0115900036218761" calcext:value-type="float">
            <text:p>0.011590003621876</text:p>
          </table:table-cell>
          <table:table-cell table:number-columns-repeated="2"/>
          <table:table-cell table:formula="of:=ROW([.Q15])-2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152" table:formula="of:=([.R15]+[.S15]+[.T15])/3" office:value-type="float" office:value="15" calcext:value-type="float">
            <text:p>15</text:p>
          </table:table-cell>
          <table:table-cell table:formula="of:=[.U15]/[.$U$55]" office:value-type="float" office:value="0.00795615275813296" calcext:value-type="float">
            <text:p>0.007956152758133</text:p>
          </table:table-cell>
          <table:table-cell table:number-columns-repeated="19"/>
        </table:table-row>
        <table:table-row table:style-name="ro2">
          <table:table-cell table:formula="of:=ROW([.A16])-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1" table:formula="of:=([.B16]+[.C16]+[.D16])/3" office:value-type="float" office:value="0.333333333333333" calcext:value-type="float">
            <text:p>0</text:p>
          </table:table-cell>
          <table:table-cell table:number-columns-repeated="3"/>
          <table:table-cell table:formula="of:=ROW([.I16])-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82" table:formula="of:=([.J16]+[.K16]+[.L16])/3" office:value-type="float" office:value="11.6666666666667" calcext:value-type="float">
            <text:p>12</text:p>
          </table:table-cell>
          <table:table-cell table:formula="of:=[.M16]/[.$M$55]" office:value-type="float" office:value="0.012676566461427" calcext:value-type="float">
            <text:p>0.012676566461427</text:p>
          </table:table-cell>
          <table:table-cell table:number-columns-repeated="2"/>
          <table:table-cell table:formula="of:=ROW([.Q16])-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53" table:formula="of:=([.R16]+[.S16]+[.T16])/3" office:value-type="float" office:value="20.6666666666667" calcext:value-type="float">
            <text:p>21</text:p>
          </table:table-cell>
          <table:table-cell table:formula="of:=[.U16]/[.$U$55]" office:value-type="float" office:value="0.010961810466761" calcext:value-type="float">
            <text:p>0.010961810466761</text:p>
          </table:table-cell>
          <table:table-cell table:number-columns-repeated="19"/>
        </table:table-row>
        <table:table-row table:style-name="ro2">
          <table:table-cell table:formula="of:=ROW([.A17])-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2" table:formula="of:=([.B17]+[.C17]+[.D17])/3" office:value-type="float" office:value="0" calcext:value-type="float">
            <text:p>0</text:p>
          </table:table-cell>
          <table:table-cell table:number-columns-repeated="3"/>
          <table:table-cell table:formula="of:=ROW([.I17])-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83" table:formula="of:=([.J17]+[.K17]+[.L17])/3" office:value-type="float" office:value="14.3333333333333" calcext:value-type="float">
            <text:p>14</text:p>
          </table:table-cell>
          <table:table-cell table:formula="of:=[.M17]/[.$M$55]" office:value-type="float" office:value="0.0155740673668961" calcext:value-type="float">
            <text:p>0.015574067366896</text:p>
          </table:table-cell>
          <table:table-cell table:number-columns-repeated="2"/>
          <table:table-cell table:formula="of:=ROW([.Q17])-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54" table:formula="of:=([.R17]+[.S17]+[.T17])/3" office:value-type="float" office:value="28" calcext:value-type="float">
            <text:p>28</text:p>
          </table:table-cell>
          <table:table-cell table:formula="of:=[.U17]/[.$U$55]" office:value-type="float" office:value="0.0148514851485149" calcext:value-type="float">
            <text:p>0.014851485148515</text:p>
          </table:table-cell>
          <table:table-cell table:number-columns-repeated="19"/>
        </table:table-row>
        <table:table-row table:style-name="ro2">
          <table:table-cell table:formula="of:=ROW([.A18])-2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table:formula="of:=([.B18]+[.C18]+[.D18])/3" office:value-type="float" office:value="0" calcext:value-type="float">
            <text:p>0</text:p>
          </table:table-cell>
          <table:table-cell table:number-columns-repeated="3"/>
          <table:table-cell table:formula="of:=ROW([.I18])-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84" table:formula="of:=([.J18]+[.K18]+[.L18])/3" office:value-type="float" office:value="16.3333333333333" calcext:value-type="float">
            <text:p>16</text:p>
          </table:table-cell>
          <table:table-cell table:formula="of:=[.M18]/[.$M$55]" office:value-type="float" office:value="0.0177471930459978" calcext:value-type="float">
            <text:p>0.017747193045998</text:p>
          </table:table-cell>
          <table:table-cell table:number-columns-repeated="2"/>
          <table:table-cell table:formula="of:=ROW([.Q18])-2" office:value-type="float" office:value="16" calcext:value-type="float">
            <text:p>16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55" table:formula="of:=([.R18]+[.S18]+[.T18])/3" office:value-type="float" office:value="30" calcext:value-type="float">
            <text:p>30</text:p>
          </table:table-cell>
          <table:table-cell table:formula="of:=[.U18]/[.$U$55]" office:value-type="float" office:value="0.0159123055162659" calcext:value-type="float">
            <text:p>0.015912305516266</text:p>
          </table:table-cell>
          <table:table-cell table:number-columns-repeated="19"/>
        </table:table-row>
        <table:table-row table:style-name="ro2">
          <table:table-cell table:formula="of:=ROW([.A19])-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" table:formula="of:=([.B19]+[.C19]+[.D19])/3" office:value-type="float" office:value="0.333333333333333" calcext:value-type="float">
            <text:p>0</text:p>
          </table:table-cell>
          <table:table-cell table:number-columns-repeated="3"/>
          <table:table-cell table:formula="of:=ROW([.I19])-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85" table:formula="of:=([.J19]+[.K19]+[.L19])/3" office:value-type="float" office:value="18.3333333333333" calcext:value-type="float">
            <text:p>18</text:p>
          </table:table-cell>
          <table:table-cell table:formula="of:=[.M19]/[.$M$55]" office:value-type="float" office:value="0.0199203187250996" calcext:value-type="float">
            <text:p>0.0199203187251</text:p>
          </table:table-cell>
          <table:table-cell table:number-columns-repeated="2"/>
          <table:table-cell table:formula="of:=ROW([.Q19])-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156" table:formula="of:=([.R19]+[.S19]+[.T19])/3" office:value-type="float" office:value="37.3333333333333" calcext:value-type="float">
            <text:p>37</text:p>
          </table:table-cell>
          <table:table-cell table:formula="of:=[.U19]/[.$U$55]" office:value-type="float" office:value="0.0198019801980198" calcext:value-type="float">
            <text:p>0.01980198019802</text:p>
          </table:table-cell>
          <table:table-cell table:number-columns-repeated="19"/>
        </table:table-row>
        <table:table-row table:style-name="ro2">
          <table:table-cell table:formula="of:=ROW([.A20])-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5" table:formula="of:=([.B20]+[.C20]+[.D20])/3" office:value-type="float" office:value="0" calcext:value-type="float">
            <text:p>0</text:p>
          </table:table-cell>
          <table:table-cell table:number-columns-repeated="3"/>
          <table:table-cell table:formula="of:=ROW([.I20])-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86" table:formula="of:=([.J20]+[.K20]+[.L20])/3" office:value-type="float" office:value="20.6666666666667" calcext:value-type="float">
            <text:p>21</text:p>
          </table:table-cell>
          <table:table-cell table:formula="of:=[.M20]/[.$M$55]" office:value-type="float" office:value="0.022455632017385" calcext:value-type="float">
            <text:p>0.022455632017385</text:p>
          </table:table-cell>
          <table:table-cell table:number-columns-repeated="2"/>
          <table:table-cell table:formula="of:=ROW([.Q20])-2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57" table:formula="of:=([.R20]+[.S20]+[.T20])/3" office:value-type="float" office:value="43.3333333333333" calcext:value-type="float">
            <text:p>43</text:p>
          </table:table-cell>
          <table:table-cell table:formula="of:=[.U20]/[.$U$55]" office:value-type="float" office:value="0.022984441301273" calcext:value-type="float">
            <text:p>0.022984441301273</text:p>
          </table:table-cell>
          <table:table-cell table:number-columns-repeated="19"/>
        </table:table-row>
        <table:table-row table:style-name="ro2">
          <table:table-cell table:formula="of:=ROW([.A21])-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table:formula="of:=([.B21]+[.C21]+[.D21])/3" office:value-type="float" office:value="0.333333333333333" calcext:value-type="float">
            <text:p>0</text:p>
          </table:table-cell>
          <table:table-cell table:number-columns-repeated="3"/>
          <table:table-cell table:formula="of:=ROW([.I21])-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87" table:formula="of:=([.J21]+[.K21]+[.L21])/3" office:value-type="float" office:value="25" calcext:value-type="float">
            <text:p>25</text:p>
          </table:table-cell>
          <table:table-cell table:formula="of:=[.M21]/[.$M$55]" office:value-type="float" office:value="0.0271640709887722" calcext:value-type="float">
            <text:p>0.027164070988772</text:p>
          </table:table-cell>
          <table:table-cell table:number-columns-repeated="2"/>
          <table:table-cell table:formula="of:=ROW([.Q21])-2" office:value-type="float" office:value="19" calcext:value-type="float">
            <text:p>1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158" table:formula="of:=([.R21]+[.S21]+[.T21])/3" office:value-type="float" office:value="52.6666666666667" calcext:value-type="float">
            <text:p>53</text:p>
          </table:table-cell>
          <table:table-cell table:formula="of:=[.U21]/[.$U$55]" office:value-type="float" office:value="0.0279349363507779" calcext:value-type="float">
            <text:p>0.027934936350778</text:p>
          </table:table-cell>
          <table:table-cell table:number-columns-repeated="19"/>
        </table:table-row>
        <table:table-row table:style-name="ro2">
          <table:table-cell table:formula="of:=ROW([.A22])-2"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7" table:formula="of:=([.B22]+[.C22]+[.D22])/3" office:value-type="float" office:value="0" calcext:value-type="float">
            <text:p>0</text:p>
          </table:table-cell>
          <table:table-cell table:number-columns-repeated="3"/>
          <table:table-cell table:formula="of:=ROW([.I22])-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88" table:formula="of:=([.J22]+[.K22]+[.L22])/3" office:value-type="float" office:value="28" calcext:value-type="float">
            <text:p>28</text:p>
          </table:table-cell>
          <table:table-cell table:formula="of:=[.M22]/[.$M$55]" office:value-type="float" office:value="0.0304237595074249" calcext:value-type="float">
            <text:p>0.030423759507425</text:p>
          </table:table-cell>
          <table:table-cell table:number-columns-repeated="2"/>
          <table:table-cell table:formula="of:=ROW([.Q22])-2" office:value-type="float" office:value="20" calcext:value-type="float">
            <text:p>2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style-name="ce159" table:formula="of:=([.R22]+[.S22]+[.T22])/3" office:value-type="float" office:value="57.6666666666667" calcext:value-type="float">
            <text:p>58</text:p>
          </table:table-cell>
          <table:table-cell table:formula="of:=[.U22]/[.$U$55]" office:value-type="float" office:value="0.0305869872701556" calcext:value-type="float">
            <text:p>0.030586987270156</text:p>
          </table:table-cell>
          <table:table-cell table:number-columns-repeated="19"/>
        </table:table-row>
        <table:table-row table:style-name="ro2">
          <table:table-cell table:formula="of:=ROW([.A23])-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" table:formula="of:=([.B23]+[.C23]+[.D23])/3" office:value-type="float" office:value="0" calcext:value-type="float">
            <text:p>0</text:p>
          </table:table-cell>
          <table:table-cell table:number-columns-repeated="3"/>
          <table:table-cell table:formula="of:=ROW([.I23])-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89" table:formula="of:=([.J23]+[.K23]+[.L23])/3" office:value-type="float" office:value="29.6666666666667" calcext:value-type="float">
            <text:p>30</text:p>
          </table:table-cell>
          <table:table-cell table:formula="of:=[.M23]/[.$M$55]" office:value-type="float" office:value="0.032234697573343" calcext:value-type="float">
            <text:p>0.032234697573343</text:p>
          </table:table-cell>
          <table:table-cell table:number-columns-repeated="2"/>
          <table:table-cell table:formula="of:=ROW([.Q23])-2"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style-name="ce160" table:formula="of:=([.R23]+[.S23]+[.T23])/3" office:value-type="float" office:value="57.3333333333333" calcext:value-type="float">
            <text:p>57</text:p>
          </table:table-cell>
          <table:table-cell table:formula="of:=[.U23]/[.$U$55]" office:value-type="float" office:value="0.0304101838755304" calcext:value-type="float">
            <text:p>0.030410183875531</text:p>
          </table:table-cell>
          <table:table-cell table:number-columns-repeated="19"/>
        </table:table-row>
        <table:table-row table:style-name="ro2">
          <table:table-cell table:formula="of:=ROW([.A24])-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 table:formula="of:=([.B24]+[.C24]+[.D24])/3" office:value-type="float" office:value="0.333333333333333" calcext:value-type="float">
            <text:p>0</text:p>
          </table:table-cell>
          <table:table-cell table:number-columns-repeated="3"/>
          <table:table-cell table:formula="of:=ROW([.I24])-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table:style-name="ce90" table:formula="of:=([.J24]+[.K24]+[.L24])/3" office:value-type="float" office:value="35.6666666666667" calcext:value-type="float">
            <text:p>36</text:p>
          </table:table-cell>
          <table:table-cell table:formula="of:=[.M24]/[.$M$55]" office:value-type="float" office:value="0.0387540746106483" calcext:value-type="float">
            <text:p>0.038754074610648</text:p>
          </table:table-cell>
          <table:table-cell table:number-columns-repeated="2"/>
          <table:table-cell table:formula="of:=ROW([.Q24])-2" office:value-type="float" office:value="22" calcext:value-type="float">
            <text:p>2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style-name="ce161" table:formula="of:=([.R24]+[.S24]+[.T24])/3" office:value-type="float" office:value="70" calcext:value-type="float">
            <text:p>70</text:p>
          </table:table-cell>
          <table:table-cell table:formula="of:=[.U24]/[.$U$55]" office:value-type="float" office:value="0.0371287128712871" calcext:value-type="float">
            <text:p>0.037128712871287</text:p>
          </table:table-cell>
          <table:table-cell table:number-columns-repeated="19"/>
        </table:table-row>
        <table:table-row table:style-name="ro2">
          <table:table-cell table:formula="of:=ROW([.A25])-2"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table:formula="of:=([.B25]+[.C25]+[.D25])/3" office:value-type="float" office:value="0" calcext:value-type="float">
            <text:p>0</text:p>
          </table:table-cell>
          <table:table-cell table:number-columns-repeated="3"/>
          <table:table-cell table:formula="of:=ROW([.I25])-2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style-name="ce91" table:formula="of:=([.J25]+[.K25]+[.L25])/3" office:value-type="float" office:value="37.3333333333333" calcext:value-type="float">
            <text:p>37</text:p>
          </table:table-cell>
          <table:table-cell table:formula="of:=[.M25]/[.$M$55]" office:value-type="float" office:value="0.0405650126765665" calcext:value-type="float">
            <text:p>0.040565012676567</text:p>
          </table:table-cell>
          <table:table-cell table:number-columns-repeated="2"/>
          <table:table-cell table:formula="of:=ROW([.Q25])-2"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style-name="ce162" table:formula="of:=([.R25]+[.S25]+[.T25])/3" office:value-type="float" office:value="83.3333333333333" calcext:value-type="float">
            <text:p>83</text:p>
          </table:table-cell>
          <table:table-cell table:formula="of:=[.U25]/[.$U$55]" office:value-type="float" office:value="0.0442008486562942" calcext:value-type="float">
            <text:p>0.044200848656294</text:p>
          </table:table-cell>
          <table:table-cell table:number-columns-repeated="19"/>
        </table:table-row>
        <table:table-row table:style-name="ro2">
          <table:table-cell table:formula="of:=ROW([.A26])-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1" table:formula="of:=([.B26]+[.C26]+[.D26])/3" office:value-type="float" office:value="0.333333333333333" calcext:value-type="float">
            <text:p>0</text:p>
          </table:table-cell>
          <table:table-cell table:number-columns-repeated="3"/>
          <table:table-cell table:formula="of:=ROW([.I26])-2"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92" table:formula="of:=([.J26]+[.K26]+[.L26])/3" office:value-type="float" office:value="39.3333333333333" calcext:value-type="float">
            <text:p>39</text:p>
          </table:table-cell>
          <table:table-cell table:formula="of:=[.M26]/[.$M$55]" office:value-type="float" office:value="0.0427381383556682" calcext:value-type="float">
            <text:p>0.042738138355668</text:p>
          </table:table-cell>
          <table:table-cell table:number-columns-repeated="2"/>
          <table:table-cell table:formula="of:=ROW([.Q26])-2"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163" table:formula="of:=([.R26]+[.S26]+[.T26])/3" office:value-type="float" office:value="86.3333333333333" calcext:value-type="float">
            <text:p>86</text:p>
          </table:table-cell>
          <table:table-cell table:formula="of:=[.U26]/[.$U$55]" office:value-type="float" office:value="0.0457920792079208" calcext:value-type="float">
            <text:p>0.045792079207921</text:p>
          </table:table-cell>
          <table:table-cell table:number-columns-repeated="19"/>
        </table:table-row>
        <table:table-row table:style-name="ro2">
          <table:table-cell table:formula="of:=ROW([.A27])-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([.B27]+[.C27]+[.D27])/3" office:value-type="float" office:value="0.666666666666667" calcext:value-type="float">
            <text:p>1</text:p>
          </table:table-cell>
          <table:table-cell table:number-columns-repeated="3"/>
          <table:table-cell table:formula="of:=ROW([.I27])-2"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93" table:formula="of:=([.J27]+[.K27]+[.L27])/3" office:value-type="float" office:value="43" calcext:value-type="float">
            <text:p>43</text:p>
          </table:table-cell>
          <table:table-cell table:formula="of:=[.M27]/[.$M$55]" office:value-type="float" office:value="0.0467222021006882" calcext:value-type="float">
            <text:p>0.046722202100688</text:p>
          </table:table-cell>
          <table:table-cell table:number-columns-repeated="2"/>
          <table:table-cell table:formula="of:=ROW([.Q27])-2" office:value-type="float" office:value="25" calcext:value-type="float">
            <text:p>2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164" table:formula="of:=([.R27]+[.S27]+[.T27])/3" office:value-type="float" office:value="90.6666666666667" calcext:value-type="float">
            <text:p>91</text:p>
          </table:table-cell>
          <table:table-cell table:formula="of:=[.U27]/[.$U$55]" office:value-type="float" office:value="0.0480905233380481" calcext:value-type="float">
            <text:p>0.048090523338048</text:p>
          </table:table-cell>
          <table:table-cell table:number-columns-repeated="19"/>
        </table:table-row>
        <table:table-row table:style-name="ro2">
          <table:table-cell table:formula="of:=ROW([.A28])-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3" table:formula="of:=([.B28]+[.C28]+[.D28])/3" office:value-type="float" office:value="1" calcext:value-type="float">
            <text:p>1</text:p>
          </table:table-cell>
          <table:table-cell table:number-columns-repeated="3"/>
          <table:table-cell table:formula="of:=ROW([.I28])-2"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94" table:formula="of:=([.J28]+[.K28]+[.L28])/3" office:value-type="float" office:value="45.3333333333333" calcext:value-type="float">
            <text:p>45</text:p>
          </table:table-cell>
          <table:table-cell table:formula="of:=[.M28]/[.$M$55]" office:value-type="float" office:value="0.0492575153929736" calcext:value-type="float">
            <text:p>0.049257515392974</text:p>
          </table:table-cell>
          <table:table-cell table:number-columns-repeated="2"/>
          <table:table-cell table:formula="of:=ROW([.Q28])-2"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table:style-name="ce165" table:formula="of:=([.R28]+[.S28]+[.T28])/3" office:value-type="float" office:value="98.6666666666667" calcext:value-type="float">
            <text:p>99</text:p>
          </table:table-cell>
          <table:table-cell table:formula="of:=[.U28]/[.$U$55]" office:value-type="float" office:value="0.0523338048090523" calcext:value-type="float">
            <text:p>0.052333804809052</text:p>
          </table:table-cell>
          <table:table-cell table:number-columns-repeated="19"/>
        </table:table-row>
        <table:table-row table:style-name="ro2">
          <table:table-cell table:formula="of:=ROW([.A29]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4" table:formula="of:=([.B29]+[.C29]+[.D29])/3" office:value-type="float" office:value="1.66666666666667" calcext:value-type="float">
            <text:p>2</text:p>
          </table:table-cell>
          <table:table-cell table:number-columns-repeated="3"/>
          <table:table-cell table:formula="of:=ROW([.I29])-2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95" table:formula="of:=([.J29]+[.K29]+[.L29])/3" office:value-type="float" office:value="48" calcext:value-type="float">
            <text:p>48</text:p>
          </table:table-cell>
          <table:table-cell table:formula="of:=[.M29]/[.$M$55]" office:value-type="float" office:value="0.0521550162984426" calcext:value-type="float">
            <text:p>0.052155016298443</text:p>
          </table:table-cell>
          <table:table-cell table:number-columns-repeated="2"/>
          <table:table-cell table:formula="of:=ROW([.Q29])-2"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style-name="ce166" table:formula="of:=([.R29]+[.S29]+[.T29])/3" office:value-type="float" office:value="100.333333333333" calcext:value-type="float">
            <text:p>100</text:p>
          </table:table-cell>
          <table:table-cell table:formula="of:=[.U29]/[.$U$55]" office:value-type="float" office:value="0.0532178217821782" calcext:value-type="float">
            <text:p>0.053217821782178</text:p>
          </table:table-cell>
          <table:table-cell table:number-columns-repeated="19"/>
        </table:table-row>
        <table:table-row table:style-name="ro2">
          <table:table-cell table:formula="of:=ROW([.A30])-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table:formula="of:=([.B30]+[.C30]+[.D30])/3" office:value-type="float" office:value="0.666666666666667" calcext:value-type="float">
            <text:p>1</text:p>
          </table:table-cell>
          <table:table-cell table:number-columns-repeated="3"/>
          <table:table-cell table:formula="of:=ROW([.I30])-2"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96" table:formula="of:=([.J30]+[.K30]+[.L30])/3" office:value-type="float" office:value="47.6666666666667" calcext:value-type="float">
            <text:p>48</text:p>
          </table:table-cell>
          <table:table-cell table:formula="of:=[.M30]/[.$M$55]" office:value-type="float" office:value="0.051792828685259" calcext:value-type="float">
            <text:p>0.051792828685259</text:p>
          </table:table-cell>
          <table:table-cell table:number-columns-repeated="2"/>
          <table:table-cell table:formula="of:=ROW([.Q30])-2"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167" table:formula="of:=([.R30]+[.S30]+[.T30])/3" office:value-type="float" office:value="103" calcext:value-type="float">
            <text:p>103</text:p>
          </table:table-cell>
          <table:table-cell table:formula="of:=[.U30]/[.$U$55]" office:value-type="float" office:value="0.0546322489391796" calcext:value-type="float">
            <text:p>0.05463224893918</text:p>
          </table:table-cell>
          <table:table-cell table:number-columns-repeated="19"/>
        </table:table-row>
        <table:table-row table:style-name="ro2">
          <table:table-cell table:formula="of:=ROW([.A31])-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6" table:formula="of:=([.B31]+[.C31]+[.D31])/3" office:value-type="float" office:value="0.333333333333333" calcext:value-type="float">
            <text:p>0</text:p>
          </table:table-cell>
          <table:table-cell table:number-columns-repeated="3"/>
          <table:table-cell table:formula="of:=ROW([.I31])-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style-name="ce97" table:formula="of:=([.J31]+[.K31]+[.L31])/3" office:value-type="float" office:value="45.3333333333333" calcext:value-type="float">
            <text:p>45</text:p>
          </table:table-cell>
          <table:table-cell table:formula="of:=[.M31]/[.$M$55]" office:value-type="float" office:value="0.0492575153929736" calcext:value-type="float">
            <text:p>0.049257515392974</text:p>
          </table:table-cell>
          <table:table-cell table:number-columns-repeated="2"/>
          <table:table-cell table:formula="of:=ROW([.Q31])-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style-name="ce168" table:formula="of:=([.R31]+[.S31]+[.T31])/3" office:value-type="float" office:value="97.3333333333333" calcext:value-type="float">
            <text:p>97</text:p>
          </table:table-cell>
          <table:table-cell table:formula="of:=[.U31]/[.$U$55]" office:value-type="float" office:value="0.0516265912305516" calcext:value-type="float">
            <text:p>0.051626591230552</text:p>
          </table:table-cell>
          <table:table-cell table:number-columns-repeated="19"/>
        </table:table-row>
        <table:table-row table:style-name="ro2">
          <table:table-cell table:formula="of:=ROW([.A32])-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7" table:formula="of:=([.B32]+[.C32]+[.D32])/3" office:value-type="float" office:value="0.666666666666667" calcext:value-type="float">
            <text:p>1</text:p>
          </table:table-cell>
          <table:table-cell table:number-columns-repeated="3"/>
          <table:table-cell table:formula="of:=ROW([.I32])-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98" table:formula="of:=([.J32]+[.K32]+[.L32])/3" office:value-type="float" office:value="43.6666666666667" calcext:value-type="float">
            <text:p>44</text:p>
          </table:table-cell>
          <table:table-cell table:formula="of:=[.M32]/[.$M$55]" office:value-type="float" office:value="0.0474465773270554" calcext:value-type="float">
            <text:p>0.047446577327056</text:p>
          </table:table-cell>
          <table:table-cell table:number-columns-repeated="2"/>
          <table:table-cell table:formula="of:=ROW([.Q32])-2"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style-name="ce169" table:formula="of:=([.R32]+[.S32]+[.T32])/3" office:value-type="float" office:value="93.3333333333333" calcext:value-type="float">
            <text:p>93</text:p>
          </table:table-cell>
          <table:table-cell table:formula="of:=[.U32]/[.$U$55]" office:value-type="float" office:value="0.0495049504950495" calcext:value-type="float">
            <text:p>0.04950495049505</text:p>
          </table:table-cell>
          <table:table-cell table:number-columns-repeated="19"/>
        </table:table-row>
        <table:table-row table:style-name="ro2">
          <table:table-cell table:formula="of:=ROW([.A33])-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table:formula="of:=([.B33]+[.C33]+[.D33])/3" office:value-type="float" office:value="0" calcext:value-type="float">
            <text:p>0</text:p>
          </table:table-cell>
          <table:table-cell table:number-columns-repeated="3"/>
          <table:table-cell table:formula="of:=ROW([.I33])-2"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99" table:formula="of:=([.J33]+[.K33]+[.L33])/3" office:value-type="float" office:value="41" calcext:value-type="float">
            <text:p>41</text:p>
          </table:table-cell>
          <table:table-cell table:formula="of:=[.M33]/[.$M$55]" office:value-type="float" office:value="0.0445490764215864" calcext:value-type="float">
            <text:p>0.044549076421586</text:p>
          </table:table-cell>
          <table:table-cell table:number-columns-repeated="2"/>
          <table:table-cell table:formula="of:=ROW([.Q33])-2"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170" table:formula="of:=([.R33]+[.S33]+[.T33])/3" office:value-type="float" office:value="88" calcext:value-type="float">
            <text:p>88</text:p>
          </table:table-cell>
          <table:table-cell table:formula="of:=[.U33]/[.$U$55]" office:value-type="float" office:value="0.0466760961810467" calcext:value-type="float">
            <text:p>0.046676096181047</text:p>
          </table:table-cell>
          <table:table-cell table:number-columns-repeated="19"/>
        </table:table-row>
        <table:table-row table:style-name="ro2">
          <table:table-cell table:formula="of:=ROW([.A34])-2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9" table:formula="of:=([.B34]+[.C34]+[.D34])/3" office:value-type="float" office:value="0" calcext:value-type="float">
            <text:p>0</text:p>
          </table:table-cell>
          <table:table-cell table:number-columns-repeated="3"/>
          <table:table-cell table:formula="of:=ROW([.I34])-2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100" table:formula="of:=([.J34]+[.K34]+[.L34])/3" office:value-type="float" office:value="37.6666666666667" calcext:value-type="float">
            <text:p>38</text:p>
          </table:table-cell>
          <table:table-cell table:formula="of:=[.M34]/[.$M$55]" office:value-type="float" office:value="0.0409272002897501" calcext:value-type="float">
            <text:p>0.04092720028975</text:p>
          </table:table-cell>
          <table:table-cell table:number-columns-repeated="2"/>
          <table:table-cell table:formula="of:=ROW([.Q34])-2"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71" table:formula="of:=([.R34]+[.S34]+[.T34])/3" office:value-type="float" office:value="81.6666666666667" calcext:value-type="float">
            <text:p>82</text:p>
          </table:table-cell>
          <table:table-cell table:formula="of:=[.U34]/[.$U$55]" office:value-type="float" office:value="0.0433168316831683" calcext:value-type="float">
            <text:p>0.043316831683168</text:p>
          </table:table-cell>
          <table:table-cell table:number-columns-repeated="19"/>
        </table:table-row>
        <table:table-row table:style-name="ro2">
          <table:table-cell table:formula="of:=ROW([.A35]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0" table:formula="of:=([.B35]+[.C35]+[.D35])/3" office:value-type="float" office:value="0.333333333333333" calcext:value-type="float">
            <text:p>0</text:p>
          </table:table-cell>
          <table:table-cell table:number-columns-repeated="3"/>
          <table:table-cell table:formula="of:=ROW([.I35])-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101" table:formula="of:=([.J35]+[.K35]+[.L35])/3" office:value-type="float" office:value="35" calcext:value-type="float">
            <text:p>35</text:p>
          </table:table-cell>
          <table:table-cell table:formula="of:=[.M35]/[.$M$55]" office:value-type="float" office:value="0.0380296993842811" calcext:value-type="float">
            <text:p>0.038029699384281</text:p>
          </table:table-cell>
          <table:table-cell table:number-columns-repeated="2"/>
          <table:table-cell table:formula="of:=ROW([.Q35])-2"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style-name="ce172" table:formula="of:=([.R35]+[.S35]+[.T35])/3" office:value-type="float" office:value="74.3333333333333" calcext:value-type="float">
            <text:p>74</text:p>
          </table:table-cell>
          <table:table-cell table:formula="of:=[.U35]/[.$U$55]" office:value-type="float" office:value="0.0394271570014144" calcext:value-type="float">
            <text:p>0.039427157001415</text:p>
          </table:table-cell>
          <table:table-cell table:number-columns-repeated="19"/>
        </table:table-row>
        <table:table-row table:style-name="ro2">
          <table:table-cell table:formula="of:=ROW([.A36])-2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table:formula="of:=([.B36]+[.C36]+[.D36])/3" office:value-type="float" office:value="0.666666666666667" calcext:value-type="float">
            <text:p>1</text:p>
          </table:table-cell>
          <table:table-cell table:number-columns-repeated="3"/>
          <table:table-cell table:formula="of:=ROW([.I36])-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02" table:formula="of:=([.J36]+[.K36]+[.L36])/3" office:value-type="float" office:value="32.3333333333333" calcext:value-type="float">
            <text:p>32</text:p>
          </table:table-cell>
          <table:table-cell table:formula="of:=[.M36]/[.$M$55]" office:value-type="float" office:value="0.035132198478812" calcext:value-type="float">
            <text:p>0.035132198478812</text:p>
          </table:table-cell>
          <table:table-cell table:number-columns-repeated="2"/>
          <table:table-cell table:formula="of:=ROW([.Q36])-2"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173" table:formula="of:=([.R36]+[.S36]+[.T36])/3" office:value-type="float" office:value="67" calcext:value-type="float">
            <text:p>67</text:p>
          </table:table-cell>
          <table:table-cell table:formula="of:=[.U36]/[.$U$55]" office:value-type="float" office:value="0.0355374823196605" calcext:value-type="float">
            <text:p>0.035537482319661</text:p>
          </table:table-cell>
          <table:table-cell table:number-columns-repeated="19"/>
        </table:table-row>
        <table:table-row table:style-name="ro2">
          <table:table-cell table:formula="of:=ROW([.A37])-2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2" table:formula="of:=([.B37]+[.C37]+[.D37])/3" office:value-type="float" office:value="0" calcext:value-type="float">
            <text:p>0</text:p>
          </table:table-cell>
          <table:table-cell table:number-columns-repeated="3"/>
          <table:table-cell table:formula="of:=ROW([.I37])-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103" table:formula="of:=([.J37]+[.K37]+[.L37])/3" office:value-type="float" office:value="29.3333333333333" calcext:value-type="float">
            <text:p>29</text:p>
          </table:table-cell>
          <table:table-cell table:formula="of:=[.M37]/[.$M$55]" office:value-type="float" office:value="0.0318725099601594" calcext:value-type="float">
            <text:p>0.031872509960159</text:p>
          </table:table-cell>
          <table:table-cell table:number-columns-repeated="2"/>
          <table:table-cell table:formula="of:=ROW([.Q37])-2"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174" table:formula="of:=([.R37]+[.S37]+[.T37])/3" office:value-type="float" office:value="58" calcext:value-type="float">
            <text:p>58</text:p>
          </table:table-cell>
          <table:table-cell table:formula="of:=[.U37]/[.$U$55]" office:value-type="float" office:value="0.0307637906647808" calcext:value-type="float">
            <text:p>0.030763790664781</text:p>
          </table:table-cell>
          <table:table-cell table:number-columns-repeated="19"/>
        </table:table-row>
        <table:table-row table:style-name="ro2">
          <table:table-cell table:formula="of:=ROW([.A38])-2"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3" table:formula="of:=([.B38]+[.C38]+[.D38])/3" office:value-type="float" office:value="0" calcext:value-type="float">
            <text:p>0</text:p>
          </table:table-cell>
          <table:table-cell table:number-columns-repeated="3"/>
          <table:table-cell table:formula="of:=ROW([.I38])-2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4" table:formula="of:=([.J38]+[.K38]+[.L38])/3" office:value-type="float" office:value="26" calcext:value-type="float">
            <text:p>26</text:p>
          </table:table-cell>
          <table:table-cell table:formula="of:=[.M38]/[.$M$55]" office:value-type="float" office:value="0.0282506338283231" calcext:value-type="float">
            <text:p>0.028250633828323</text:p>
          </table:table-cell>
          <table:table-cell table:number-columns-repeated="2"/>
          <table:table-cell table:formula="of:=ROW([.Q38])-2"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175" table:formula="of:=([.R38]+[.S38]+[.T38])/3" office:value-type="float" office:value="50.6666666666667" calcext:value-type="float">
            <text:p>51</text:p>
          </table:table-cell>
          <table:table-cell table:formula="of:=[.U38]/[.$U$55]" office:value-type="float" office:value="0.0268741159830269" calcext:value-type="float">
            <text:p>0.026874115983027</text:p>
          </table:table-cell>
          <table:table-cell table:number-columns-repeated="19"/>
        </table:table-row>
        <table:table-row table:style-name="ro2">
          <table:table-cell table:formula="of:=ROW([.A39])-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4" table:formula="of:=([.B39]+[.C39]+[.D39])/3" office:value-type="float" office:value="0.666666666666667" calcext:value-type="float">
            <text:p>1</text:p>
          </table:table-cell>
          <table:table-cell table:number-columns-repeated="3"/>
          <table:table-cell table:formula="of:=ROW([.I39])-2"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105" table:formula="of:=([.J39]+[.K39]+[.L39])/3" office:value-type="float" office:value="21.3333333333333" calcext:value-type="float">
            <text:p>21</text:p>
          </table:table-cell>
          <table:table-cell table:formula="of:=[.M39]/[.$M$55]" office:value-type="float" office:value="0.0231800072437523" calcext:value-type="float">
            <text:p>0.023180007243752</text:p>
          </table:table-cell>
          <table:table-cell table:number-columns-repeated="2"/>
          <table:table-cell table:formula="of:=ROW([.Q39])-2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style-name="ce176" table:formula="of:=([.R39]+[.S39]+[.T39])/3" office:value-type="float" office:value="44.3333333333333" calcext:value-type="float">
            <text:p>44</text:p>
          </table:table-cell>
          <table:table-cell table:formula="of:=[.U39]/[.$U$55]" office:value-type="float" office:value="0.0235148514851485" calcext:value-type="float">
            <text:p>0.023514851485149</text:p>
          </table:table-cell>
          <table:table-cell table:number-columns-repeated="19"/>
        </table:table-row>
        <table:table-row table:style-name="ro2">
          <table:table-cell table:formula="of:=ROW([.A40])-2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" table:formula="of:=([.B40]+[.C40]+[.D40])/3" office:value-type="float" office:value="0" calcext:value-type="float">
            <text:p>0</text:p>
          </table:table-cell>
          <table:table-cell table:number-columns-repeated="3"/>
          <table:table-cell table:formula="of:=ROW([.I40])-2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106" table:formula="of:=([.J40]+[.K40]+[.L40])/3" office:value-type="float" office:value="19.6666666666667" calcext:value-type="float">
            <text:p>20</text:p>
          </table:table-cell>
          <table:table-cell table:formula="of:=[.M40]/[.$M$55]" office:value-type="float" office:value="0.0213690691778341" calcext:value-type="float">
            <text:p>0.021369069177834</text:p>
          </table:table-cell>
          <table:table-cell table:number-columns-repeated="2"/>
          <table:table-cell table:formula="of:=ROW([.Q40])-2"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177" table:formula="of:=([.R40]+[.S40]+[.T40])/3" office:value-type="float" office:value="40.3333333333333" calcext:value-type="float">
            <text:p>40</text:p>
          </table:table-cell>
          <table:table-cell table:formula="of:=[.U40]/[.$U$55]" office:value-type="float" office:value="0.0213932107496464" calcext:value-type="float">
            <text:p>0.021393210749646</text:p>
          </table:table-cell>
          <table:table-cell table:number-columns-repeated="19"/>
        </table:table-row>
        <table:table-row table:style-name="ro2">
          <table:table-cell table:formula="of:=ROW([.A41])-2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" table:formula="of:=([.B41]+[.C41]+[.D41])/3" office:value-type="float" office:value="0" calcext:value-type="float">
            <text:p>0</text:p>
          </table:table-cell>
          <table:table-cell table:number-columns-repeated="3"/>
          <table:table-cell table:formula="of:=ROW([.I41])-2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107" table:formula="of:=([.J41]+[.K41]+[.L41])/3" office:value-type="float" office:value="17.6666666666667" calcext:value-type="float">
            <text:p>18</text:p>
          </table:table-cell>
          <table:table-cell table:formula="of:=[.M41]/[.$M$55]" office:value-type="float" office:value="0.0191959434987323" calcext:value-type="float">
            <text:p>0.019195943498732</text:p>
          </table:table-cell>
          <table:table-cell table:number-columns-repeated="2"/>
          <table:table-cell table:formula="of:=ROW([.Q41])-2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178" table:formula="of:=([.R41]+[.S41]+[.T41])/3" office:value-type="float" office:value="32.6666666666667" calcext:value-type="float">
            <text:p>33</text:p>
          </table:table-cell>
          <table:table-cell table:formula="of:=[.U41]/[.$U$55]" office:value-type="float" office:value="0.0173267326732673" calcext:value-type="float">
            <text:p>0.017326732673267</text:p>
          </table:table-cell>
          <table:table-cell table:number-columns-repeated="19"/>
        </table:table-row>
        <table:table-row table:style-name="ro2">
          <table:table-cell table:formula="of:=ROW([.A42])-2"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7" table:formula="of:=([.B42]+[.C42]+[.D42])/3" office:value-type="float" office:value="0" calcext:value-type="float">
            <text:p>0</text:p>
          </table:table-cell>
          <table:table-cell table:number-columns-repeated="3"/>
          <table:table-cell table:formula="of:=ROW([.I42])-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108" table:formula="of:=([.J42]+[.K42]+[.L42])/3" office:value-type="float" office:value="15" calcext:value-type="float">
            <text:p>15</text:p>
          </table:table-cell>
          <table:table-cell table:formula="of:=[.M42]/[.$M$55]" office:value-type="float" office:value="0.0162984425932633" calcext:value-type="float">
            <text:p>0.016298442593263</text:p>
          </table:table-cell>
          <table:table-cell table:number-columns-repeated="2"/>
          <table:table-cell table:formula="of:=ROW([.Q42])-2"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ce179" table:formula="of:=([.R42]+[.S42]+[.T42])/3" office:value-type="float" office:value="27" calcext:value-type="float">
            <text:p>27</text:p>
          </table:table-cell>
          <table:table-cell table:formula="of:=[.U42]/[.$U$55]" office:value-type="float" office:value="0.0143210749646393" calcext:value-type="float">
            <text:p>0.014321074964639</text:p>
          </table:table-cell>
          <table:table-cell table:number-columns-repeated="19"/>
        </table:table-row>
        <table:table-row table:style-name="ro2">
          <table:table-cell table:formula="of:=ROW([.A43])-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table:formula="of:=([.B43]+[.C43]+[.D43])/3" office:value-type="float" office:value="0.333333333333333" calcext:value-type="float">
            <text:p>0</text:p>
          </table:table-cell>
          <table:table-cell table:number-columns-repeated="3"/>
          <table:table-cell table:formula="of:=ROW([.I43])-2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109" table:formula="of:=([.J43]+[.K43]+[.L43])/3" office:value-type="float" office:value="13.3333333333333" calcext:value-type="float">
            <text:p>13</text:p>
          </table:table-cell>
          <table:table-cell table:formula="of:=[.M43]/[.$M$55]" office:value-type="float" office:value="0.0144875045273452" calcext:value-type="float">
            <text:p>0.014487504527345</text:p>
          </table:table-cell>
          <table:table-cell table:number-columns-repeated="2"/>
          <table:table-cell table:formula="of:=ROW([.Q43])-2"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180" table:formula="of:=([.R43]+[.S43]+[.T43])/3" office:value-type="float" office:value="23.3333333333333" calcext:value-type="float">
            <text:p>23</text:p>
          </table:table-cell>
          <table:table-cell table:formula="of:=[.U43]/[.$U$55]" office:value-type="float" office:value="0.0123762376237624" calcext:value-type="float">
            <text:p>0.012376237623762</text:p>
          </table:table-cell>
          <table:table-cell table:number-columns-repeated="19"/>
        </table:table-row>
        <table:table-row table:style-name="ro2">
          <table:table-cell table:formula="of:=ROW([.A44])-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table:formula="of:=([.B44]+[.C44]+[.D44])/3" office:value-type="float" office:value="0.333333333333333" calcext:value-type="float">
            <text:p>0</text:p>
          </table:table-cell>
          <table:table-cell table:number-columns-repeated="3"/>
          <table:table-cell table:formula="of:=ROW([.I44])-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10" table:formula="of:=([.J44]+[.K44]+[.L44])/3" office:value-type="float" office:value="9.66666666666667" calcext:value-type="float">
            <text:p>10</text:p>
          </table:table-cell>
          <table:table-cell table:formula="of:=[.M44]/[.$M$55]" office:value-type="float" office:value="0.0105034407823252" calcext:value-type="float">
            <text:p>0.010503440782325</text:p>
          </table:table-cell>
          <table:table-cell table:number-columns-repeated="2"/>
          <table:table-cell table:formula="of:=ROW([.Q44])-2"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181" table:formula="of:=([.R44]+[.S44]+[.T44])/3" office:value-type="float" office:value="17.3333333333333" calcext:value-type="float">
            <text:p>17</text:p>
          </table:table-cell>
          <table:table-cell table:formula="of:=[.U44]/[.$U$55]" office:value-type="float" office:value="0.00919377652050919" calcext:value-type="float">
            <text:p>0.009193776520509</text:p>
          </table:table-cell>
          <table:table-cell table:number-columns-repeated="19"/>
        </table:table-row>
        <table:table-row table:style-name="ro2">
          <table:table-cell table:formula="of:=ROW([.A45])-2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0" table:formula="of:=([.B45]+[.C45]+[.D45])/3" office:value-type="float" office:value="0" calcext:value-type="float">
            <text:p>0</text:p>
          </table:table-cell>
          <table:table-cell table:number-columns-repeated="3"/>
          <table:table-cell table:formula="of:=ROW([.I45])-2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11" table:formula="of:=([.J45]+[.K45]+[.L45])/3" office:value-type="float" office:value="8.33333333333333" calcext:value-type="float">
            <text:p>8</text:p>
          </table:table-cell>
          <table:table-cell table:formula="of:=[.M45]/[.$M$55]" office:value-type="float" office:value="0.00905469032959073" calcext:value-type="float">
            <text:p>0.009054690329591</text:p>
          </table:table-cell>
          <table:table-cell table:number-columns-repeated="2"/>
          <table:table-cell table:formula="of:=ROW([.Q45])-2"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82" table:formula="of:=([.R45]+[.S45]+[.T45])/3" office:value-type="float" office:value="16.3333333333333" calcext:value-type="float">
            <text:p>16</text:p>
          </table:table-cell>
          <table:table-cell table:formula="of:=[.U45]/[.$U$55]" office:value-type="float" office:value="0.00866336633663366" calcext:value-type="float">
            <text:p>0.008663366336634</text:p>
          </table:table-cell>
          <table:table-cell table:number-columns-repeated="19"/>
        </table:table-row>
        <table:table-row table:style-name="ro2">
          <table:table-cell table:formula="of:=ROW([.A46])-2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1" table:formula="of:=([.B46]+[.C46]+[.D46])/3" office:value-type="float" office:value="0" calcext:value-type="float">
            <text:p>0</text:p>
          </table:table-cell>
          <table:table-cell table:number-columns-repeated="3"/>
          <table:table-cell table:formula="of:=ROW([.I46])-2" office:value-type="float" office:value="44" calcext:value-type="float">
            <text:p>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2" table:formula="of:=([.J46]+[.K46]+[.L46])/3" office:value-type="float" office:value="6.66666666666667" calcext:value-type="float">
            <text:p>7</text:p>
          </table:table-cell>
          <table:table-cell table:formula="of:=[.M46]/[.$M$55]" office:value-type="float" office:value="0.00724375226367259" calcext:value-type="float">
            <text:p>0.007243752263673</text:p>
          </table:table-cell>
          <table:table-cell table:number-columns-repeated="2"/>
          <table:table-cell table:formula="of:=ROW([.Q46])-2"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183" table:formula="of:=([.R46]+[.S46]+[.T46])/3" office:value-type="float" office:value="14" calcext:value-type="float">
            <text:p>14</text:p>
          </table:table-cell>
          <table:table-cell table:formula="of:=[.U46]/[.$U$55]" office:value-type="float" office:value="0.00742574257425743" calcext:value-type="float">
            <text:p>0.007425742574257</text:p>
          </table:table-cell>
          <table:table-cell table:number-columns-repeated="19"/>
        </table:table-row>
        <table:table-row table:style-name="ro2">
          <table:table-cell table:formula="of:=ROW([.A47])-2"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2" table:formula="of:=([.B47]+[.C47]+[.D47])/3" office:value-type="float" office:value="0" calcext:value-type="float">
            <text:p>0</text:p>
          </table:table-cell>
          <table:table-cell table:number-columns-repeated="3"/>
          <table:table-cell table:formula="of:=ROW([.I47])-2"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13" table:formula="of:=([.J47]+[.K47]+[.L47])/3" office:value-type="float" office:value="5.66666666666667" calcext:value-type="float">
            <text:p>6</text:p>
          </table:table-cell>
          <table:table-cell table:formula="of:=[.M47]/[.$M$55]" office:value-type="float" office:value="0.0061571894241217" calcext:value-type="float">
            <text:p>0.006157189424122</text:p>
          </table:table-cell>
          <table:table-cell table:number-columns-repeated="2"/>
          <table:table-cell table:formula="of:=ROW([.Q47])-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184" table:formula="of:=([.R47]+[.S47]+[.T47])/3" office:value-type="float" office:value="10" calcext:value-type="float">
            <text:p>10</text:p>
          </table:table-cell>
          <table:table-cell table:formula="of:=[.U47]/[.$U$55]" office:value-type="float" office:value="0.0053041018387553" calcext:value-type="float">
            <text:p>0.005304101838755</text:p>
          </table:table-cell>
          <table:table-cell table:number-columns-repeated="19"/>
        </table:table-row>
        <table:table-row table:style-name="ro2">
          <table:table-cell table:formula="of:=ROW([.A48])-2"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3" table:formula="of:=([.B48]+[.C48]+[.D48])/3" office:value-type="float" office:value="0" calcext:value-type="float">
            <text:p>0</text:p>
          </table:table-cell>
          <table:table-cell table:number-columns-repeated="3"/>
          <table:table-cell table:formula="of:=ROW([.I48])-2"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14" table:formula="of:=([.J48]+[.K48]+[.L48])/3" office:value-type="float" office:value="3.66666666666667" calcext:value-type="float">
            <text:p>4</text:p>
          </table:table-cell>
          <table:table-cell table:formula="of:=[.M48]/[.$M$55]" office:value-type="float" office:value="0.00398406374501992" calcext:value-type="float">
            <text:p>0.00398406374502</text:p>
          </table:table-cell>
          <table:table-cell table:number-columns-repeated="2"/>
          <table:table-cell table:formula="of:=ROW([.Q48])-2"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85" table:formula="of:=([.R48]+[.S48]+[.T48])/3" office:value-type="float" office:value="7.66666666666667" calcext:value-type="float">
            <text:p>8</text:p>
          </table:table-cell>
          <table:table-cell table:formula="of:=[.U48]/[.$U$55]" office:value-type="float" office:value="0.00406647807637907" calcext:value-type="float">
            <text:p>0.004066478076379</text:p>
          </table:table-cell>
          <table:table-cell table:number-columns-repeated="19"/>
        </table:table-row>
        <table:table-row table:style-name="ro2">
          <table:table-cell table:formula="of:=ROW([.A49])-2"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4" table:formula="of:=([.B49]+[.C49]+[.D49])/3" office:value-type="float" office:value="0" calcext:value-type="float">
            <text:p>0</text:p>
          </table:table-cell>
          <table:table-cell table:number-columns-repeated="3"/>
          <table:table-cell table:formula="of:=ROW([.I49])-2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5" table:formula="of:=([.J49]+[.K49]+[.L49])/3" office:value-type="float" office:value="3" calcext:value-type="float">
            <text:p>3</text:p>
          </table:table-cell>
          <table:table-cell table:formula="of:=[.M49]/[.$M$55]" office:value-type="float" office:value="0.00325968851865266" calcext:value-type="float">
            <text:p>0.003259688518653</text:p>
          </table:table-cell>
          <table:table-cell table:number-columns-repeated="2"/>
          <table:table-cell table:formula="of:=ROW([.Q49])-2"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6" table:formula="of:=([.R49]+[.S49]+[.T49])/3" office:value-type="float" office:value="6" calcext:value-type="float">
            <text:p>6</text:p>
          </table:table-cell>
          <table:table-cell table:formula="of:=[.U49]/[.$U$55]" office:value-type="float" office:value="0.00318246110325318" calcext:value-type="float">
            <text:p>0.003182461103253</text:p>
          </table:table-cell>
          <table:table-cell table:number-columns-repeated="19"/>
        </table:table-row>
        <table:table-row table:style-name="ro2">
          <table:table-cell table:formula="of:=ROW([.A50])-2"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5" table:formula="of:=([.B50]+[.C50]+[.D50])/3" office:value-type="float" office:value="0" calcext:value-type="float">
            <text:p>0</text:p>
          </table:table-cell>
          <table:table-cell table:number-columns-repeated="3"/>
          <table:table-cell table:formula="of:=ROW([.I50])-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6" table:formula="of:=([.J50]+[.K50]+[.L50])/3" office:value-type="float" office:value="2.66666666666667" calcext:value-type="float">
            <text:p>3</text:p>
          </table:table-cell>
          <table:table-cell table:formula="of:=[.M50]/[.$M$55]" office:value-type="float" office:value="0.00289750090546903" calcext:value-type="float">
            <text:p>0.002897500905469</text:p>
          </table:table-cell>
          <table:table-cell table:number-columns-repeated="2"/>
          <table:table-cell table:formula="of:=ROW([.Q50])-2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87" table:formula="of:=([.R50]+[.S50]+[.T50])/3" office:value-type="float" office:value="4.66666666666667" calcext:value-type="float">
            <text:p>5</text:p>
          </table:table-cell>
          <table:table-cell table:formula="of:=[.U50]/[.$U$55]" office:value-type="float" office:value="0.00247524752475248" calcext:value-type="float">
            <text:p>0.002475247524752</text:p>
          </table:table-cell>
          <table:table-cell table:number-columns-repeated="19"/>
        </table:table-row>
        <table:table-row table:style-name="ro2">
          <table:table-cell table:formula="of:=ROW([.A51])-2"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6" table:formula="of:=([.B51]+[.C51]+[.D51])/3" office:value-type="float" office:value="0" calcext:value-type="float">
            <text:p>0</text:p>
          </table:table-cell>
          <table:table-cell table:number-columns-repeated="3"/>
          <table:table-cell table:formula="of:=ROW([.I51]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17" table:formula="of:=([.J51]+[.K51]+[.L51])/3" office:value-type="float" office:value="1.66666666666667" calcext:value-type="float">
            <text:p>2</text:p>
          </table:table-cell>
          <table:table-cell table:formula="of:=[.M51]/[.$M$55]" office:value-type="float" office:value="0.00181093806591815" calcext:value-type="float">
            <text:p>0.001810938065918</text:p>
          </table:table-cell>
          <table:table-cell table:number-columns-repeated="2"/>
          <table:table-cell table:formula="of:=ROW([.Q51])-2" office:value-type="float" office:value="49" calcext:value-type="float">
            <text:p>49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88" table:formula="of:=([.R51]+[.S51]+[.T51])/3" office:value-type="float" office:value="2" calcext:value-type="float">
            <text:p>2</text:p>
          </table:table-cell>
          <table:table-cell table:formula="of:=[.U51]/[.$U$55]" office:value-type="float" office:value="0.00106082036775106" calcext:value-type="float">
            <text:p>0.001060820367751</text:p>
          </table:table-cell>
          <table:table-cell table:number-columns-repeated="19"/>
        </table:table-row>
        <table:table-row table:style-name="ro2">
          <table:table-cell table:formula="of:=ROW([.A52])-2"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" table:formula="of:=([.B52]+[.C52]+[.D52])/3" office:value-type="float" office:value="0" calcext:value-type="float">
            <text:p>0</text:p>
          </table:table-cell>
          <table:table-cell table:number-columns-repeated="3"/>
          <table:table-cell table:formula="of:=ROW([.I52])-2"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8" table:formula="of:=([.J52]+[.K52]+[.L52])/3" office:value-type="float" office:value="1" calcext:value-type="float">
            <text:p>1</text:p>
          </table:table-cell>
          <table:table-cell table:formula="of:=[.M52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52])-2"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9" table:formula="of:=([.R52]+[.S52]+[.T52])/3" office:value-type="float" office:value="1" calcext:value-type="float">
            <text:p>1</text:p>
          </table:table-cell>
          <table:table-cell table:formula="of:=[.U52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53])-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8" table:formula="of:=([.B53]+[.C53]+[.D53])/3" office:value-type="float" office:value="0" calcext:value-type="float">
            <text:p>0</text:p>
          </table:table-cell>
          <table:table-cell table:number-columns-repeated="3"/>
          <table:table-cell table:formula="of:=ROW([.I53])-2"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9" table:formula="of:=([.J53]+[.K53]+[.L53])/3" office:value-type="float" office:value="1" calcext:value-type="float">
            <text:p>1</text:p>
          </table:table-cell>
          <table:table-cell table:formula="of:=[.M53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53])-2"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90" table:formula="of:=([.R53]+[.S53]+[.T53])/3" office:value-type="float" office:value="1" calcext:value-type="float">
            <text:p>1</text:p>
          </table:table-cell>
          <table:table-cell table:formula="of:=[.U53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2">
          <table:table-cell table:formula="of:=ROW([.A54])-2"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9" table:formula="of:=([.B54]+[.C54]+[.D54])/3" office:value-type="float" office:value="0" calcext:value-type="float">
            <text:p>0</text:p>
          </table:table-cell>
          <table:table-cell table:number-columns-repeated="3"/>
          <table:table-cell table:formula="of:=ROW([.I54])-2"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20" table:formula="of:=([.J54]+[.K54]+[.L54])/3" office:value-type="float" office:value="1" calcext:value-type="float">
            <text:p>1</text:p>
          </table:table-cell>
          <table:table-cell table:formula="of:=[.M54]/[.$M$55]" office:value-type="float" office:value="0.00108656283955089" calcext:value-type="float">
            <text:p>0.001086562839551</text:p>
          </table:table-cell>
          <table:table-cell table:number-columns-repeated="2"/>
          <table:table-cell table:formula="of:=ROW([.Q54])-2" office:value-type="float" office:value="52" calcext:value-type="float">
            <text:p>5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91" table:formula="of:=([.R54]+[.S54]+[.T54])/3" office:value-type="float" office:value="1" calcext:value-type="float">
            <text:p>1</text:p>
          </table:table-cell>
          <table:table-cell table:formula="of:=[.U54]/[.$U$55]" office:value-type="float" office:value="0.00053041018387553" calcext:value-type="float">
            <text:p>0.000530410183876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Итого:</text:p>
          </table:table-cell>
          <table:table-cell table:style-name="Default" table:formula="of:=SUM([.B3:.B54])" office:value-type="float" office:value="10" calcext:value-type="float">
            <text:p>10</text:p>
          </table:table-cell>
          <table:table-cell table:style-name="Default" table:formula="of:=SUM([.C3:.C54])" office:value-type="float" office:value="10" calcext:value-type="float">
            <text:p>10</text:p>
          </table:table-cell>
          <table:table-cell table:style-name="Default" table:formula="of:=SUM([.D3:.D54])" office:value-type="float" office:value="10" calcext:value-type="float">
            <text:p>10</text:p>
          </table:table-cell>
          <table:table-cell table:style-name="ce60" table:formula="of:=SUM([.E3:.E54])"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style-name="Default" table:formula="of:=SUM([.J3:.J54])" office:value-type="float" office:value="901" calcext:value-type="float">
            <text:p>901</text:p>
          </table:table-cell>
          <table:table-cell table:style-name="Default" table:formula="of:=SUM([.K3:.K54])" office:value-type="float" office:value="905" calcext:value-type="float">
            <text:p>905</text:p>
          </table:table-cell>
          <table:table-cell table:style-name="Default" table:formula="of:=SUM([.L3:.L54])" office:value-type="float" office:value="955" calcext:value-type="float">
            <text:p>955</text:p>
          </table:table-cell>
          <table:table-cell table:style-name="ce60" table:formula="of:=SUM([.M3:.M54])" office:value-type="float" office:value="920.333333333333" calcext:value-type="float">
            <text:p>920.333333333333</text:p>
          </table:table-cell>
          <table:table-cell table:style-name="ce60" table:formula="of:=SUM([.N3:.N54])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style-name="ce123" table:formula="of:=SUM([.R3:.R54])" office:value-type="float" office:value="1943" calcext:value-type="float">
            <text:p>1943</text:p>
          </table:table-cell>
          <table:table-cell table:style-name="Default" table:formula="of:=SUM([.S3:.S54])" office:value-type="float" office:value="1879" calcext:value-type="float">
            <text:p>1879</text:p>
          </table:table-cell>
          <table:table-cell table:style-name="Default" table:formula="of:=SUM([.T3:.T54])" office:value-type="float" office:value="1834" calcext:value-type="float">
            <text:p>1834</text:p>
          </table:table-cell>
          <table:table-cell table:style-name="ce60" table:formula="of:=SUM([.U3:.U54])" office:value-type="float" office:value="1885.33333333333" calcext:value-type="float">
            <text:p>1885.33333333333</text:p>
          </table:table-cell>
          <table:table-cell table:style-name="ce60" table:formula="of:=SUM([.V3:.V54])" office:value-type="float" office:value="1" calcext:value-type="float">
            <text:p>1</text:p>
          </table:table-cell>
          <table:table-cell table:number-columns-repeated="19"/>
        </table:table-row>
        <calcext:conditional-formats>
          <calcext:conditional-format calcext:target-range-address="Лист1.B3:Лист1.D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:Лист1.E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9:Лист1.E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8:Лист1.E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7:Лист1.E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6:Лист1.E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:Лист1.E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:Лист1.E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0:Лист1.E1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1:Лист1.E1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2:Лист1.E1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3:Лист1.E1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5:Лист1.E1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6:Лист1.E1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7:Лист1.E1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8:Лист1.E1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9:Лист1.E1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0:Лист1.E2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1:Лист1.E2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2:Лист1.E2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3:Лист1.E2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4:Лист1.E2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5:Лист1.E2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6:Лист1.E2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7:Лист1.E2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8:Лист1.E2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29:Лист1.E2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0:Лист1.E3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1:Лист1.E3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2:Лист1.E3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3:Лист1.E3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4:Лист1.E3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5:Лист1.E3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6:Лист1.E3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7:Лист1.E3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8:Лист1.E3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39:Лист1.E3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0:Лист1.E4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1:Лист1.E4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2:Лист1.E4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3:Лист1.E4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4:Лист1.E4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5:Лист1.E4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6:Лист1.E4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7:Лист1.E4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8:Лист1.E4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49:Лист1.E4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0:Лист1.E5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1:Лист1.E5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2:Лист1.E5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3:Лист1.E5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54:Лист1.E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E14:Лист1.E1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4:Лист1.S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3:Лист1.T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3:Лист1.S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4:Лист1.S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5:Лист1.S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6:Лист1.S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7:Лист1.S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4:Лист1.S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3:Лист1.T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3:Лист1.T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3:Лист1.T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4:Лист1.T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5:Лист1.T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5:Лист1.T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5:Лист1.T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6:Лист1.T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6:Лист1.T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6:Лист1.T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7:Лист1.T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7:Лист1.T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T7:Лист1.T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3:Лист1.S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4:Лист1.S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5:Лист1.S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6:Лист1.S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7:Лист1.S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8:Лист1.S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S9:Лист1.S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R3:Лист1.R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R3:Лист1.R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:Лист1.U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:Лист1.U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:Лист1.U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6:Лист1.U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7:Лист1.U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8:Лист1.U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9:Лист1.U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0:Лист1.U1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1:Лист1.U1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2:Лист1.U1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3:Лист1.U1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4:Лист1.U1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5:Лист1.U1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6:Лист1.U1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7:Лист1.U1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8:Лист1.U1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9:Лист1.U1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0:Лист1.U2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1:Лист1.U2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2:Лист1.U2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3:Лист1.U2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4:Лист1.U2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5:Лист1.U2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6:Лист1.U2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7:Лист1.U2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8:Лист1.U2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9:Лист1.U2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0:Лист1.U3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1:Лист1.U3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2:Лист1.U3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3:Лист1.U3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4:Лист1.U3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5:Лист1.U3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6:Лист1.U3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7:Лист1.U3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8:Лист1.U3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9:Лист1.U3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0:Лист1.U4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1:Лист1.U4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2:Лист1.U4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3:Лист1.U4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4:Лист1.U4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5:Лист1.U4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6:Лист1.U4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7:Лист1.U4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8:Лист1.U4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9:Лист1.U4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0:Лист1.U5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1:Лист1.U5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2:Лист1.U5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3:Лист1.U5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4:Лист1.U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:Лист1.U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:Лист1.U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:Лист1.U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6:Лист1.U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7:Лист1.U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8:Лист1.U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9:Лист1.U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0:Лист1.U1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1:Лист1.U1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2:Лист1.U1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3:Лист1.U1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4:Лист1.U1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5:Лист1.U1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6:Лист1.U1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7:Лист1.U1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8:Лист1.U1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19:Лист1.U1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0:Лист1.U2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1:Лист1.U2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2:Лист1.U2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3:Лист1.U2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4:Лист1.U2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5:Лист1.U2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6:Лист1.U2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7:Лист1.U2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8:Лист1.U2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29:Лист1.U2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0:Лист1.U3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1:Лист1.U3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2:Лист1.U3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3:Лист1.U3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4:Лист1.U3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5:Лист1.U3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6:Лист1.U3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7:Лист1.U3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8:Лист1.U3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39:Лист1.U3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0:Лист1.U4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1:Лист1.U4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2:Лист1.U4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3:Лист1.U4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4:Лист1.U4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5:Лист1.U45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6:Лист1.U46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7:Лист1.U47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8:Лист1.U48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49:Лист1.U49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0:Лист1.U50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1:Лист1.U51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2:Лист1.U52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3:Лист1.U53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  <calcext:conditional-format calcext:target-range-address="Лист1.U54:Лист1.U54">
            <calcext:color-scale>
              <calcext:color-scale-entry calcext:value="0" calcext:type="number" calcext:color="#ffffff"/>
              <calcext:color-scale-entry calcext:value="1" calcext:type="number" calcext:color="#ff99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15:09:40.70506857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33:54.959789387</meta:creation-date>
    <dc:date>2017-05-24T18:56:54.808456850</dc:date>
    <meta:editing-duration>PT3H37M33S</meta:editing-duration>
    <meta:editing-cycles>37</meta:editing-cycles>
    <meta:generator>LibreOffice/5.2.7.2$Linux_X86_64 LibreOffice_project/20m0$Build-2</meta:generator>
    <meta:document-statistic meta:table-count="1" meta:cell-count="919" meta:object-count="0"/>
  </office:meta>
</office:document-meta>
</file>